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64" table:number-columns-repeated="16379"/>
        </table:table-row>
        <table:table-row table:style-name="ro1" table:number-rows-repeated="2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64" table:number-columns-repeated="16379"/>
        </table:table-row>
        <table:table-row table:style-name="ro1" table:number-rows-repeated="4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64"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64"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64"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64"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64"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64"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64"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64"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64"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32">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1">00/00/0000</text:date>, <text:time style:data-style-name="N2" text:time-value="20:47:22.672432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1-11T03:35:01.855405800</dc:date>
    <meta:editing-duration>P30DT16H46M40S</meta:editing-duration>
    <meta:editing-cycles>748</meta:editing-cycles>
    <dc:description>Translation file for Lah-Mboh Mod</dc:description>
    <dc:rights>Perkedel Technologies</dc:rights>
    <dc:title>Lah-Mboh Doom mod translation</dc:title>
    <meta:document-statistic meta:table-count="5" meta:cell-count="3580" meta:object-count="0"/>
  </office:meta>
</office:document-meta>
</file>